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40000012B7B63500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6699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3" style:family="graphic" style:parent-style-name="standard">
      <style:graphic-properties draw:stroke="none" draw:fill-color="#669900" dr3d:vertical-segments="16" dr3d:close-front="true" dr3d:close-back="true"/>
    </style:style>
    <style:style style:name="gr4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66996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none" draw:fill-color="#669966" dr3d:vertical-segments="16" dr3d:close-front="true" dr3d:close-back="tru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478cm" svg:height="10.547cm" svg:x="7.122cm" svg:y="10.253cm">
          <draw:image xlink:href="Pictures/10000201000000D40000012B7B63500D.png" xlink:type="simple" xlink:show="embed" xlink:actuate="onLoad">
            <text:p/>
          </draw:image>
        </draw:frame>
        <dr3d:scene draw:style-name="gr2" svg:width="3.4cm" svg:height="3.4cm" svg:x="11.1cm" svg:y="10.22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-5000h250 250 500 500 500 250 250v10000h-250-250-500-500-500-250-250z"/>
        </dr3d:scene>
        <dr3d:scene draw:style-name="gr4" svg:width="3.15cm" svg:height="3.35cm" svg:x="8.6cm" svg:y="10.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5" draw:layer="layout" svg:viewBox="0 -5000 2500 10000" svg:d="M0-5000h250 250 500 500 500 250 250v10000h-250-250-500-500-500-250-250z"/>
        </dr3d:sce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29T18:07:18.051617757</dc:date>
    <meta:document-statistic meta:object-count="5"/>
    <meta:generator>LibreOffice/4.2.7.2$Linux_X86_64 LibreOffice_project/420m0$Build-2</meta:generator>
  </office:meta>
</office:document-meta>
</file>